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5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A_Whiter_Shade_Of_Pale, A_Whiter_Shade_Of_Pal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Abracadabra, Abracadabr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Addicted_To_Love, Addicted_To_Lov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All_Along_The_Watchtower, All_Along_The_Watchtow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Between_The_Bars, Between_The_Bar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Blue_Collar_Man, Blue_Collar_Ma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Come_Together, Come_Togeth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Don_t_Let_It_Bring_You_Down, Don_t_Let_It_Bring_You_Dow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Downtown_Lights, Downtown_Light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God_Only_Knows, God_Only_Know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Gold_Dust_Woman, Gold_Dust_Woma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Grand_Illusion, Grand_Illusio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Heart_Of_Gold, Heart_Of_Gol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I_Can_t_Get_Next_To_You, I_Can_t_Get_Next_To_You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I_Don_t_Like_Mondays, I_Don_t_Like_Monday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I_Love_You, I_Love_You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I_m_Losing_You, I_m_Losing_You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I_m_Not_In_Love, I_m_Not_In_Lov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Lady, Lady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Let_It_Be, Let_It_B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Little_Wing, Little_Wing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Lodi, Lodi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More_Than_Words, More_Than_Word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My_Generation, My_Generatio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Never_Let_Me_Down_Again, Never_Let_Me_Down_Agai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New_Age, New_Ag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Rattlesnakes, Rattlesnake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River_Deep_Mountain_High, River_Deep_Mountain_High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September_Gurls, September_Gurl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She_Came_In_Through_The_Bathroom_Window, She_Came_In_Through_The_Bathroom_Window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Stone_Cold_Crazy, Stone_Cold_Crazy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Straight_From_The_Heart, Straight_From_The_Hear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Take_On_Me, Take_On_M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The_Boxer, The_Box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Toys_In_The_Attic, Toys_In_The_Atti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We_Can_Work_It_Out, We_Can_Work_It_Ou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White_Room, White_Room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Wish_You_Were_Here, Wish_You_Were_Here)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8:52:45.261052287</meta:creation-date>
    <dc:date>2019-07-16T19:00:05.327788028</dc:date>
    <meta:editing-duration>PT7M20S</meta:editing-duration>
    <meta:editing-cycles>1</meta:editing-cycles>
    <meta:document-statistic meta:table-count="1" meta:cell-count="76" meta:object-count="0"/>
    <meta:generator>LibreOffice/6.0.7.3$Linux_X86_64 LibreOffice_project/00m0$Build-3</meta:generator>
  </office:meta>
</office:document-meta>
</file>